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E000000AECD28CD7832470410.png" manifest:media-type="image/png"/>
  <manifest:file-entry manifest:full-path="Pictures/10000000000001E300000139FDACDAB5D76E62AA.png" manifest:media-type="image/png"/>
  <manifest:file-entry manifest:full-path="Pictures/100000000000000800000008707B9A12455FE2CA.png" manifest:media-type="image/png"/>
  <manifest:file-entry manifest:full-path="Pictures/10000201000000E5000000C6ADF4A6C5F0E4F07B.png" manifest:media-type="image/png"/>
  <manifest:file-entry manifest:full-path="Pictures/100000000000012C000000A8E55954546192482A.jpg" manifest:media-type="image/jpeg"/>
  <manifest:file-entry manifest:full-path="Pictures/1000767500002ACB0000120702CD533528F1AC91.svg" manifest:media-type="image/svg+xml"/>
  <manifest:file-entry manifest:full-path="Pictures/10000201000000580000001FF1659DC4583E58EC.png" manifest:media-type="image/png"/>
  <manifest:file-entry manifest:full-path="Pictures/100000000000007800000078F140BF2363B8C062.jpg" manifest:media-type="image/jpeg"/>
  <manifest:file-entry manifest:full-path="Pictures/10000000000000D00000004D3CB6F2E4B67E32B7.png" manifest:media-type="image/png"/>
  <manifest:file-entry manifest:full-path="Pictures/10000000000000CD000000AE4C60294A6FD4EDF4.png" manifest:media-type="image/png"/>
  <manifest:file-entry manifest:full-path="Pictures/100000000000016E00000085FF2E7F511B5E3A9E.png" manifest:media-type="image/png"/>
  <manifest:file-entry manifest:full-path="Pictures/100000000000016D000000A531FBFBD6E36C723B.png" manifest:media-type="image/png"/>
  <manifest:file-entry manifest:full-path="Pictures/100000000000011A0000002F85934293F5117C41.png" manifest:media-type="image/png"/>
  <manifest:file-entry manifest:full-path="Pictures/10000000000001F40000012C72D927572C2CDA5D.png" manifest:media-type="image/png"/>
  <manifest:file-entry manifest:full-path="Pictures/100000000000011A0000003A83D37CD62EC4555F.png" manifest:media-type="image/png"/>
  <manifest:file-entry manifest:full-path="Pictures/1000000000000218000000A7966714CD8D52465E.png" manifest:media-type="image/png"/>
  <manifest:file-entry manifest:full-path="Pictures/10000000000001160000002C73B71A684AFE77CC.png" manifest:media-type="image/png"/>
  <manifest:file-entry manifest:full-path="Pictures/1000000000000230000001CEE6B6BF4952809B0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5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P8" style:family="paragraph" style:parent-style-name="Footer">
      <style:text-properties fo:language="fr" fo:country="FR"/>
    </style:style>
    <style:style style:name="P9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4128e" officeooo:paragraph-rsid="00a4128e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4128e" officeooo:paragraph-rsid="00a4128e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3.89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0.94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66cm" fo:min-width="5.44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12" text:anchor-type="page" text:anchor-page-number="1" svg:x="10.758cm" svg:y="8.359cm" svg:width="1.379cm" svg:height="1.379cm" draw:z-index="6">
        <draw:image xlink:href="Pictures/100000000000007800000078F140BF2363B8C062.jpg" xlink:type="simple" xlink:show="embed" xlink:actuate="onLoad" loext:mime-type="image/jpeg"/>
      </draw:frame>
      <draw:frame draw:style-name="fr3" draw:name="Image15" text:anchor-type="page" text:anchor-page-number="1" svg:x="13.45cm" svg:y="13.57cm" svg:width="1.379cm" svg:height="1.379cm" draw:z-index="25">
        <draw:image xlink:href="Pictures/100000000000007800000078F140BF2363B8C062.jpg" xlink:type="simple" xlink:show="embed" xlink:actuate="onLoad" loext:mime-type="image/jpeg"/>
      </draw:frame>
      <draw:frame draw:style-name="fr3" draw:name="Image16" text:anchor-type="page" text:anchor-page-number="1" svg:x="6.348cm" svg:y="12.942cm" svg:width="1.379cm" svg:height="1.379cm" draw:z-index="26">
        <draw:image xlink:href="Pictures/100000000000007800000078F140BF2363B8C062.jpg" xlink:type="simple" xlink:show="embed" xlink:actuate="onLoad" loext:mime-type="image/jpeg"/>
      </draw:frame>
      <draw:frame draw:style-name="fr3" draw:name="Image17" text:anchor-type="page" text:anchor-page-number="1" svg:x="4.912cm" svg:y="18.579cm" svg:width="1.379cm" svg:height="1.379cm" draw:z-index="27">
        <draw:image xlink:href="Pictures/100000000000007800000078F140BF2363B8C062.jpg" xlink:type="simple" xlink:show="embed" xlink:actuate="onLoad" loext:mime-type="image/jpeg"/>
      </draw:frame>
      <draw:frame draw:style-name="fr3" draw:name="Image18" text:anchor-type="page" text:anchor-page-number="1" svg:x="8.904cm" svg:y="25.987cm" svg:width="1.379cm" svg:height="1.379cm" draw:z-index="28">
        <draw:image xlink:href="Pictures/100000000000007800000078F140BF2363B8C062.jpg" xlink:type="simple" xlink:show="embed" xlink:actuate="onLoad" loext:mime-type="image/jpeg"/>
      </draw:frame>
      <draw:line text:anchor-type="page" text:anchor-page-number="1" draw:z-index="7" draw:name="Forme2" draw:style-name="gr2" draw:text-style-name="P13" svg:x1="5.417cm" svg:y1="6.964cm" svg:x2="6.74cm" svg:y2="8.622cm">
        <text:p/>
      </draw:line>
      <draw:custom-shape text:anchor-type="page" text:anchor-page-number="1" draw:z-index="8" draw:name="Forme1" draw:style-name="gr3" draw:text-style-name="P14" svg:width="4.031cm" svg:height="1.112cm" svg:x="6.606cm" svg:y="8.35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9" draw:name="Forme2" draw:style-name="gr2" draw:text-style-name="P13" svg:x1="11.864cm" svg:y1="8.359cm" svg:x2="13.09cm" svg:y2="4.6cm">
        <text:p/>
      </draw:line>
      <draw:custom-shape text:anchor-type="page" text:anchor-page-number="1" draw:z-index="10" draw:name="Forme1" draw:style-name="gr4" draw:text-style-name="P14" svg:width="1.084cm" svg:height="1.112cm" svg:x="14.845cm" svg:y="3.81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13" draw:name="Forme2" draw:style-name="gr2" draw:text-style-name="P13" svg:x1="15.928cm" svg:y1="4.792cm" svg:x2="16.023cm" svg:y2="9.927cm">
        <text:p/>
      </draw:line>
      <draw:line text:anchor-type="page" text:anchor-page-number="1" draw:z-index="19" draw:name="Forme2" draw:style-name="gr2" draw:text-style-name="P13" svg:x1="8.218cm" svg:y1="11.912cm" svg:x2="8.23cm" svg:y2="19.349cm">
        <text:p/>
      </draw:line>
      <draw:line text:anchor-type="page" text:anchor-page-number="1" draw:z-index="20" draw:name="Forme2" draw:style-name="gr2" draw:text-style-name="P13" svg:x1="15.157cm" svg:y1="14.947cm" svg:x2="13.45cm" svg:y2="19.54cm">
        <text:p/>
      </draw:line>
      <draw:custom-shape text:anchor-type="page" text:anchor-page-number="1" draw:z-index="23" draw:name="Forme1" draw:style-name="gr5" draw:text-style-name="P14" svg:width="5.58cm" svg:height="0.897cm" svg:x="0.847cm" svg:y="26.905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24" draw:name="Forme2" draw:style-name="gr2" draw:text-style-name="P13" svg:x1="6.306cm" svg:y1="27.561cm" svg:x2="17.755cm" svg:y2="24.832cm">
        <text:p/>
      </draw:line>
      <text:h text:style-name="P10" text:outline-level="1"><draw:frame draw:style-name="fr4" draw:name="Image2" text:anchor-type="paragraph" svg:x="17.926cm" svg:y="-1.556cm" svg:width="1.425cm" svg:height="1.233cm" draw:z-index="3"><draw:image xlink:href="Pictures/10000201000000E5000000C6ADF4A6C5F0E4F07B.png" xlink:type="simple" xlink:show="embed" xlink:actuate="onLoad" loext:mime-type="image/png"/></draw:frame>FirmataPlus</text:h>
      <text:p text:style-name="P4"><draw:frame draw:style-name="fr5" draw:name="Image3" text:anchor-type="paragraph" svg:x="0.037cm" svg:y="-0.051cm" svg:width="5.424cm" svg:height="4.604cm" draw:z-index="4"><draw:image xlink:href="Pictures/10000000000000CD000000AE4C60294A6FD4EDF4.png" xlink:type="simple" xlink:show="embed" xlink:actuate="onLoad" loext:mime-type="image/png"/></draw:frame><draw:frame draw:style-name="fr5" draw:name="Image4" text:anchor-type="paragraph" svg:x="5.805cm" svg:y="-0.118cm" svg:width="8.992cm" svg:height="5.828cm" draw:z-index="5"><draw:image xlink:href="Pictures/10000000000001E300000139FDACDAB5D76E62A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5" draw:name="Image5" text:anchor-type="paragraph" svg:x="13.229cm" svg:y="1.011cm" svg:width="6.175cm" svg:height="2.244cm" draw:z-index="11"><draw:image xlink:href="Pictures/100000000000016E00000085FF2E7F511B5E3A9E.png" xlink:type="simple" xlink:show="embed" xlink:actuate="onLoad" loext:mime-type="image/png"/></draw:frame><draw:frame draw:style-name="fr5" draw:name="Image6" text:anchor-type="paragraph" svg:x="13.219cm" svg:y="3.679cm" svg:width="6.114cm" svg:height="2.764cm" draw:z-index="12"><draw:image xlink:href="Pictures/100000000000016D000000A531FBFBD6E36C723B.png" xlink:type="simple" xlink:show="embed" xlink:actuate="onLoad" loext:mime-type="image/png"/></draw:frame><draw:frame draw:style-name="fr5" draw:name="Image7" text:anchor-type="paragraph" svg:x="0.053cm" svg:y="1.924cm" svg:width="7.461cm" svg:height="1.244cm" draw:z-index="14"><draw:image xlink:href="Pictures/100000000000011A0000002F85934293F5117C41.png" xlink:type="simple" xlink:show="embed" xlink:actuate="onLoad" loext:mime-type="image/png"/></draw:frame><draw:frame draw:style-name="fr5" draw:name="Image8" text:anchor-type="paragraph" svg:x="0.053cm" svg:y="8.13cm" svg:width="7.461cm" svg:height="1.535cm" draw:z-index="15"><draw:image xlink:href="Pictures/100000000000011A0000003A83D37CD62EC4555F.png" xlink:type="simple" xlink:show="embed" xlink:actuate="onLoad" loext:mime-type="image/png"/></draw:frame><draw:frame draw:style-name="fr5" draw:name="Image9" text:anchor-type="paragraph" svg:x="0.046cm" svg:y="3.367cm" svg:width="5.503cm" svg:height="2.037cm" draw:z-index="16"><draw:image xlink:href="Pictures/10000000000000D00000004D3CB6F2E4B67E32B7.png" xlink:type="simple" xlink:show="embed" xlink:actuate="onLoad" loext:mime-type="image/png"/></draw:frame><draw:frame draw:style-name="fr5" draw:name="Image10" text:anchor-type="paragraph" svg:x="0.053cm" svg:y="5.606cm" svg:width="7.366cm" svg:height="2.295cm" draw:z-index="17"><draw:image xlink:href="Pictures/1000000000000218000000A7966714CD8D52465E.png" xlink:type="simple" xlink:show="embed" xlink:actuate="onLoad" loext:mime-type="image/png"/></draw:frame><draw:frame draw:style-name="fr4" draw:name="Image11" text:anchor-type="paragraph" svg:x="5.973cm" svg:y="10.463cm" svg:width="7.355cm" svg:height="1.164cm" draw:z-index="18"><draw:image xlink:href="Pictures/10000000000001160000002C73B71A684AFE77CC.png" xlink:type="simple" xlink:show="embed" xlink:actuate="onLoad" loext:mime-type="image/png"/></draw:frame><draw:frame draw:style-name="fr4" draw:name="Image13" text:anchor-type="paragraph" svg:x="9.721cm" svg:y="13.614cm" svg:width="8.698cm" svg:height="5.219cm" draw:z-index="21"><draw:image xlink:href="Pictures/10000000000001F40000012C72D927572C2CDA5D.png" xlink:type="simple" xlink:show="embed" xlink:actuate="onLoad" loext:mime-type="image/png"/></draw:frame><draw:frame draw:style-name="fr5" draw:name="Image14" text:anchor-type="paragraph" svg:x="0.046cm" svg:y="12.363cm" svg:width="7.906cm" svg:height="6.523cm" draw:z-index="22"><draw:image xlink:href="Pictures/1000000000000230000001CEE6B6BF4952809B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64cm" fo:margin-left="0.018cm" fo:margin-right="-0.162cm" table:align="margins" style:shadow="#808080 0.18cm 0.18cm" style:writing-mode="lr-tb"/>
    </style:style>
    <style:style style:name="Tableau1.A" style:family="table-column">
      <style:table-column-properties style:column-width="3.702cm" style:rel-column-width="12533*"/>
    </style:style>
    <style:style style:name="Tableau1.B" style:family="table-column">
      <style:table-column-properties style:column-width="3.485cm" style:rel-column-width="11799*"/>
    </style:style>
    <style:style style:name="Tableau1.C" style:family="table-column">
      <style:table-column-properties style:column-width="7.904cm" style:rel-column-width="26752*"/>
    </style:style>
    <style:style style:name="Tableau1.D" style:family="table-column">
      <style:table-column-properties style:column-width="2.498cm" style:rel-column-width="8452*"/>
    </style:style>
    <style:style style:name="Tableau1.E" style:family="table-column">
      <style:table-column-properties style:column-width="1.773cm" style:rel-column-width="599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4128e" officeooo:paragraph-rsid="00a4128e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Blockly@rduino ‘All In One’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2"><draw:image xlink:href="Pictures/100000000000012C000000A8E55954546192482A.jpg" xlink:type="simple" xlink:show="embed" xlink:actuate="onLoad" loext:mime-type="image/jpeg"/></draw:frame><draw:frame text:anchor-type="paragraph" draw:z-index="0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Supervision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2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40</meta:editing-cycles>
    <meta:editing-duration>P1DT30M57S</meta:editing-duration>
    <dc:date>2019-02-01T01:02:32.386000000</dc:date>
    <meta:print-date>2012-07-19T13:34:28.40</meta:print-date>
    <dc:creator>S CANET</dc:creator>
    <meta:document-statistic meta:table-count="2" meta:image-count="19" meta:object-count="0" meta:page-count="1" meta:paragraph-count="8" meta:word-count="11" meta:character-count="102" meta:non-whitespace-character-count="98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